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9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0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1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2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3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4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5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6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7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5260271237203147618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2135438907514980116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6997428783970545505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9183595903546267987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193716201022044988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2559048014073176242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986979650108537939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2371037826556372688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3278907075126098249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514411355402570532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8527079811007481095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7297995934049055278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6493556410849677161" text:style-name="L13">
        <text:list-item>
          <text:p text:style-name="P19">New camoflage system DONE</text:p>
        </text:list-item>
      </text:list>
      <text:list xml:id="list6695037752337303075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7594755876542678766" text:style-name="L15">
        <text:list-item>
          <text:p text:style-name="P21">Implement PlayerDataManager script (replaces GameManager) DONE</text:p>
        </text:list-item>
      </text:list>
      <text:list xml:id="list2606714400122564805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5582603175156033935" text:style-name="L17">
        <text:list-item>
          <text:p text:style-name="P23">ToweButton Script complete rework DONE</text:p>
        </text:list-item>
      </text:list>
      <text:list xml:id="list4382208168842123251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787649450472861004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232643934289273384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2664793368425937990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2357942757709525660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41365155" text:continue-list="list2664793368425937990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8067769027427642580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7001191175026803074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6409447040286063797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02261918188118805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2249196533267833258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4990882146549694430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3417363998220504665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314471724073456092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7282612883905380110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8127492705782984299" text:style-name="L32">
        <text:list-item>
          <text:p text:style-name="P38">Update methods and logic for choosing which wave to spawn at which time DONE</text:p>
        </text:list-item>
      </text:list>
      <text:list xml:id="list41360729" text:continue-list="list7282612883905380110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5608995089568909204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6423727427554902613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4802173534280301391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8261801442361099783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2830306030147169049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2273385594095891900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5162896335194651322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6185320883398216525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4837929634860113438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6698818223969644390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68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6592469148947212732" text:style-name="L43">
        <text:list-item>
          <text:p text:style-name="P69">Get panel sizing/scaling and positioning perfect</text:p>
        </text:list-item>
        <text:list-item>
          <text:p text:style-name="P69">Add info on aim/defense modifiers to panel view where applicable (enrenched, cover, etc)</text:p>
          <text:list>
            <text:list-item>
              <text:p text:style-name="P69">add entrenched DONE</text:p>
            </text:list-item>
            <text:list-item>
              <text:p text:style-name="P69">add dead eye DONE</text:p>
            </text:list-item>
            <text:list-item>
              <text:p text:style-name="P69">add cover DONE</text:p>
            </text:list-item>
            <text:list-item>
              <text:p text:style-name="P69">add half cover DONE</text:p>
            </text:list-item>
          </text:list>
        </text:list-item>
      </text:list>
      <text:list xml:id="list5721134513664106819" text:style-name="L44">
        <text:list-item>
          <text:p text:style-name="P70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6951251854556509383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71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5156096545516632887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2864670551867270512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41352473" text:continue-list="list5156096545516632887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880165675299202120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41352161" text:continue-list="list41352473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7866557755829921674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7388179190665700673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6265082531362892497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72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6025257300072354488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845641215593017249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73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8880119167703790869" text:style-name="L54">
        <text:list-item>
          <text:p text:style-name="P74">water tile sprites change there sprite based on adjacent tiles</text:p>
        </text:list-item>
        <text:list-item>
          <text:p text:style-name="P74">Set up direction sprites for water tiles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3249267981768371246" text:style-name="L55">
        <text:list-item>
          <text:p text:style-name="P75">Create new method that runes after level is instantiated</text:p>
          <text:list>
            <text:list-item>
              <text:p text:style-name="P75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41354048" text:continue-list="list8880119167703790869" text:style-name="L54">
        <text:list-item>
          <text:p text:style-name="P74">grass/dirt tile sprites change there sprite based on adjacent tiles DONE</text:p>
        </text:list-item>
        <text:list-item>
          <text:p text:style-name="P74">Set up direction sprites for water tiles DONE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3098060617653928998" text:style-name="L56">
        <text:list-item>
          <text:p text:style-name="P76">Create random dirt/grass centre tile types to give map variety DONE</text:p>
        </text:list-item>
        <text:list-item>
          <text:p text:style-name="P76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41355924" text:continue-list="list41354048" text:style-name="L54">
        <text:list-item>
          <text:p text:style-name="P74">rockwall sprites change there sprite based on adjacent rockwalls /objects DONE</text:p>
        </text:list-item>
        <text:list-item>
          <text:p text:style-name="P74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7913408992878796288" text:style-name="L57">
        <text:list-item>
          <text:p text:style-name="P77">Dirt tiles can have a random grass/bush/fauna sprite assigned to give the map variety</text:p>
          <text:list>
            <text:list-item>
              <text:p text:style-name="P77">find/create a list of different fauna objects and sprites DONE</text:p>
            </text:list-item>
            <text:list-item>
              <text:p text:style-name="P77">implement method/system for randomly selecting and apply fauna objects to dirt tiles DONE</text:p>
            </text:list-item>
            <text:list-item>
              <text:p text:style-name="P77">animate all fauna objects / sprites</text:p>
            </text:list-item>
          </text:list>
        </text:list-item>
      </text:list>
      <text:list xml:id="list2038641238481538178" text:style-name="L58">
        <text:list-item>
          <text:p text:style-name="P78">Make trees look nice and animated</text:p>
          <text:list>
            <text:list-item>
              <text:p text:style-name="P78">find/create a list of different tree objects and sprites DONE</text:p>
            </text:list-item>
            <text:list-item>
              <text:p text:style-name="P78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4904982756770909991" text:style-name="L59">
        <text:list-item>
          <text:p text:style-name="P79">Update and rework tile highlights</text:p>
          <text:list>
            <text:list-item>
              <text:p text:style-name="P79">tile no longer highlights. Instead, tiles have a blank tile above them that turns on, and this plays highlight instead DONE</text:p>
            </text:list-item>
            <text:list-item>
              <text:p text:style-name="P79">ordering layers setup correctly with living entities, worldobjects and edge sprites DONE</text:p>
            </text:list-item>
            <text:list-item>
              <text:p text:style-name="P79">speed up highlight animation twice as much DONE</text:p>
            </text:list-item>
          </text:list>
        </text:list-item>
      </text:list>
      <text:list xml:id="list2770303114868874971" text:style-name="L60">
        <text:list-item>
          <text:p text:style-name="P80">Ordering Layers DONE</text:p>
          <text:list>
            <text:list-item>
              <text:p text:style-name="P80">tile 1</text:p>
            </text:list-item>
            <text:list-item>
              <text:p text:style-name="P80">edge sprites 3</text:p>
            </text:list-item>
            <text:list-item>
              <text:p text:style-name="P80">foliage/embelishments 5</text:p>
            </text:list-item>
            <text:list-item>
              <text:p text:style-name="P80">tile highlights 7</text:p>
            </text:list-item>
            <text:list-item>
              <text:p text:style-name="P80">grid outline 9</text:p>
            </text:list-item>
            <text:list-item>
              <text:p text:style-name="P80">living entities 11</text:p>
            </text:list-item>
          </text:list>
        </text:list-item>
      </text:list>
      <text:p text:style-name="P6">Sprint 32: Movement/Ability action hover icon (completed 7/10/19)</text:p>
      <text:list xml:id="list6797530432290160994" text:style-name="L61">
        <text:list-item>
          <text:p text:style-name="P81">When a defender is awaiting an order that involves targetting a tile/character, a blank white tile moves to the current moused over position to notify the player better DONE</text:p>
        </text:list-item>
        <text:list-item>
          <text:p text:style-name="P81">Create new methods/logic in hover script DONE</text:p>
        </text:list-item>
        <text:list-item>
          <text:p text:style-name="P81">Create new blank tile object hover script DONE</text:p>
        </text:list-item>
        <text:list-item>
          <text:p text:style-name="P81">blank tile object activates/deactivates correctly DONE</text:p>
        </text:list-item>
      </text:list>
      <text:p text:style-name="P6">Sprint 33: Hive sprite/ animation updates (completed 7/10/19)</text:p>
      <text:list xml:id="list2826076975940969078" text:style-name="L62">
        <text:list-item>
          <text:p text:style-name="P82"><text:soft-page-break/>Find and update hive enemy animations/sprites DONE</text:p>
          <text:list>
            <text:list-item>
              <text:p text:style-name="P82">Edit sprites in gimp DONE</text:p>
            </text:list-item>
            <text:list-item>
              <text:p text:style-name="P82">find new animation sprite sheets DONE</text:p>
            </text:list-item>
            <text:list-item>
              <text:p text:style-name="P82">Implement new animator controller and anims DONE</text:p>
            </text:list-item>
            <text:list-item>
              <text:p text:style-name="P82">test all working DONE</text:p>
            </text:list-item>
          </text:list>
        </text:list-item>
      </text:list>
      <text:p text:style-name="P6">Sprint 34: <text:s/>Camera Updates (completed 7/10/19)</text:p>
      <text:list xml:id="list1874273436715209829" text:style-name="L63">
        <text:list-item>
          <text:p text:style-name="P83">make look at transitions sharper and cleaner DONE</text:p>
        </text:list-item>
        <text:list-item>
          <text:p text:style-name="P83">New cameramanager method: Bool IsCameraWithinRangeOfTarget(float range, gameobject target) DONE</text:p>
          <text:list>
            <text:list-item>
              <text:p text:style-name="P83">method checks the position of the camera and the the target DONE</text:p>
            </text:list-item>
            <text:list-item>
              <text:p text:style-name="P83">if both the x and y value of camera is within the float 'range' of the target, this returns true DONE</text:p>
            </text:list-item>
            <text:list-item>
              <text:p text:style-name="P83">method will be used in coroutine that make the camera look at stuff DONE</text:p>
            </text:list-item>
          </text:list>
        </text:list-item>
      </text:list>
      <text:list xml:id="list5732603734738784419" text:style-name="L64">
        <text:list-item>
          <text:p text:style-name="P84">replace all yield wait for seconds statements (loot box, enemies, etc) with yield wait until IsCameraWithinRange(1, target) DONE</text:p>
        </text:list-item>
        <text:list-item>
          <text:p text:style-name="P84">Play around with 'smooth speed' properties. Make camera move a bit faster, and limit its slow down factor</text:p>
        </text:list-item>
        <text:list-item>
          <text:p text:style-name="P84">Portal prefab DONE</text:p>
          <text:list>
            <text:list-item>
              <text:p text:style-name="P84">Add portal animation to loot boxes DONE </text:p>
            </text:list-item>
            <text:list-item>
              <text:p text:style-name="P84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4834791081679103367" text:style-name="L65">
        <text:list-item>
          <text:p text:style-name="P85">Overwatch now has a cooldown of only 1 DONE</text:p>
        </text:list-item>
        <text:list-item>
          <text:p text:style-name="P85">modify overwatch ability coroutine to apply/remove aim bonus DONE</text:p>
        </text:list-item>
        <text:list-item>
          <text:p text:style-name="P85">Overwatch shots have -20 aim DONE</text:p>
        </text:list-item>
        <text:list-item>
          <text:p text:style-name="P85">fix overwatchVFX notification playing twice DONE</text:p>
        </text:list-item>
      </text:list>
      <text:p text:style-name="P6">Sprint 36: Fix bugs with astar pathfinding (completed 8/10/19)</text:p>
      <text:list xml:id="list6668114179470757126" text:style-name="L66">
        <text:list-item>
          <text:p text:style-name="P86">enemies should not be able to occupy a tile that contains a world object, but can still move </text:p>
        </text:list-item>
        <text:list-item>
          <text:p text:style-name="P86">Modify ai logic method GetBestValidMoveLocationBetweenMeAndTarget</text:p>
        </text:list-item>
      </text:list>
      <text:p text:style-name="P6">Sprint 37: Sandbags (completed 8/10/19)</text:p>
      <text:list xml:id="list6223401092112352231" text:style-name="L67">
        <text:list-item>
          <text:p text:style-name="P87">Prepare sandbag sprites DONE</text:p>
        </text:list-item>
        <text:list-item>
          <text:p text:style-name="P87"><text:soft-page-break/>Update methods in tile sprite manager for sandbags DONE</text:p>
        </text:list-item>
        <text:list-item>
          <text:p text:style-name="P87">Add properties for each sandbag sprite(N,S,E,W surrounded, isolated, etc) DONE</text:p>
        </text:list-item>
        <text:list-item>
          <text:p text:style-name="P87">Create sandbags around spaceship on game start DONE</text:p>
        </text:list-item>
        <text:list-item>
          <text:p text:style-name="P87">create new tile setup type: dirt with sandbag DONE</text:p>
        </text:list-item>
        <text:list-item>
          <text:p text:style-name="P87">bug test: make sure sandbag sprites are assigned correctly DONE</text:p>
        </text:list-item>
      </text:list>
      <text:p text:style-name="P6">Sprint 38: Set up keyboard controls for abilities (completed 10/10/19)</text:p>
      <text:list xml:id="list7296155191303293696" text:style-name="L68">
        <text:list-item>
          <text:p text:style-name="P88">keyboard button numbers 1-5 control abilities on the ability bar for quick access DONE</text:p>
        </text:list-item>
        <text:list-item>
          <text:p text:style-name="P88">Add ability number sprites to ability button prefab <text:s/>DONE</text:p>
        </text:list-item>
        <text:list-item>
          <text:p text:style-name="P88">update ability script: when abiility is created, it sets its number text to its position on the ability bar DONE</text:p>
        </text:list-item>
        <text:list-item>
          <text:p text:style-name="P88">Update Inputmanager class to get keyboard input and reach related ability DONE</text:p>
        </text:list-item>
      </text:list>
      <text:p text:style-name="P5"/>
      <text:p text:style-name="P6">Sprint 39: Elite enemies (completed 10/10/19)</text:p>
      <text:list xml:id="list6139152168187665853" text:style-name="L69">
        <text:list-item>
          <text:p text:style-name="P89">Implement elite spawn cycles</text:p>
          <text:list>
            <text:list-item>
              <text:p text:style-name="P89">elites spawn <text:s/>every 7<text:span text:style-name="T1">th</text:span> wave, after 3 basic waves DONE</text:p>
            </text:list-item>
          </text:list>
        </text:list-item>
      </text:list>
      <text:list xml:id="list4957382695760094299" text:style-name="L70">
        <text:list-item>
          <text:p text:style-name="P90">Rake DONE</text:p>
          <text:list>
            <text:list-item>
              <text:p text:style-name="P90">Create script / ai logic DONE</text:p>
            </text:list-item>
            <text:list-item>
              <text:p text:style-name="P90">Create rake elite waveDataSO and add to elite SO list DONE</text:p>
            </text:list-item>
            <text:list-item>
              <text:p text:style-name="P90">Create Prefab GO DONE </text:p>
              <text:list>
                <text:list-item>
                  <text:p text:style-name="P90">set up sprites /animations DONE </text:p>
                </text:list-item>
                <text:list-item>
                  <text:p text:style-name="P90">stealth passive working DONE</text:p>
                </text:list-item>
              </text:list>
            </text:list-item>
          </text:list>
        </text:list-item>
        <text:list-item>
          <text:p text:style-name="P90">Design Broodling queen DONE</text:p>
          <text:list>
            <text:list-item>
              <text:p text:style-name="P90">Create script / ai logic DONE</text:p>
            </text:list-item>
            <text:list-item>
              <text:p text:style-name="P90">Create broodling queen elite waveDataSO and add to elite SO list </text:p>
            </text:list-item>
            <text:list-item>
              <text:p text:style-name="P90">Create Spawn egg ability, find ability sprites DONE</text:p>
            </text:list-item>
            <text:list-item>
              <text:p text:style-name="P90">Create Prefab GO DONE</text:p>
              <text:list>
                <text:list-item>
                  <text:p text:style-name="P90">set up sprites /animations DONE</text:p>
                  <text:p text:style-name="P90"/>
                </text:list-item>
              </text:list>
            </text:list-item>
          </text:list>
        </text:list-item>
      </text:list>
      <text:list xml:id="list5752014304750502949" text:style-name="L71">
        <text:list-item>
          <text:p text:style-name="P91"><text:soft-page-break/>Broodling Egg DONE</text:p>
          <text:list>
            <text:list-item>
              <text:p text:style-name="P91">create Broodling Egg script DONE</text:p>
            </text:list-item>
            <text:list-item>
              <text:p text:style-name="P91">Create broolding egg prefab DONE</text:p>
            </text:list-item>
            <text:list-item>
              <text:p text:style-name="P91">Find sprites, create animations DONE</text:p>
            </text:list-item>
            <text:list-item>
              <text:p text:style-name="P91">implement methods / logic for dying after one turn, then creating a random broolding DONE</text:p>
            </text:list-item>
          </text:list>
        </text:list-item>
      </text:list>
      <text:p text:style-name="P6">Sprint 40: Enemy Spawning / Difficulty /Scaling /Balance updates</text:p>
      <text:list xml:id="list1486792413057757521" text:style-name="L72">
        <text:list-item>
          <text:p text:style-name="P92">Make the game playable and interesting up to at least turn 30</text:p>
        </text:list-item>
        <text:list-item>
          <text:p text:style-name="P92">Implement spawn multiple waves at a time</text:p>
          <text:list>
            <text:list-item>
              <text:p text:style-name="P92">Decide which turn double waves should occur</text:p>
            </text:list-item>
            <text:list-item>
              <text:p text:style-name="P92">Every 10 turns, the wave spawn difficulty increases </text:p>
              <text:list>
                <text:list-item>
                  <text:p text:style-name="P92">turns 1-10 = 1 wave</text:p>
                </text:list-item>
                <text:list-item>
                  <text:p text:style-name="P92">turns 10-20 = 1 wave in one area, half a wave in another area</text:p>
                </text:list-item>
                <text:list-item>
                  <text:p text:style-name="P92">turns 20-30 = 1 wave in one area, 1 wave in another</text:p>
                </text:list-item>
                <text:list-item>
                  <text:p text:style-name="P92">etc</text:p>
                </text:list-item>
              </text:list>
            </text:list-item>
            <text:list-item>
              <text:p text:style-name="P92">Update 'spawn next wave ' method two spawn an additional wave</text:p>
              <text:list>
                <text:list-item>
                  <text:p text:style-name="P92">make waves spawn at different locations</text:p>
                </text:list-item>
              </text:list>
            </text:list-item>
          </text:list>
        </text:list-item>
      </text:list>
      <text:list xml:id="list8226475363439732644" text:style-name="L73">
        <text:list-item>
          <text:p text:style-name="P93">Balance and play test defenders, resources, loot boxes and enemies</text:p>
          <text:list>
            <text:list-item>
              <text:p text:style-name="P93">finalize starting properties (starting gold, passive income, starting characters, starting troop capacity, etc</text:p>
            </text:list-item>
            <text:list-item>
              <text:p text:style-name="P93">experiment with defender/enemy hp, damage, mobility etc</text:p>
            </text:list-item>
          </text:list>
        </text:list-item>
      </text:list>
      <text:list xml:id="list3803040333241096080" text:style-name="L74">
        <text:list-item>
          <text:p text:style-name="P94">Play the game</text:p>
          <text:list>
            <text:list-item>
              <text:p text:style-name="P94">play the game and see how long we can survive</text:p>
            </text:list-item>
            <text:list-item>
              <text:p text:style-name="P94">thorougly test for bugs and design flaws in the game</text:p>
            </text:list-item>
            <text:list-item>
              <text:p text:style-name="P94">decide on the next phase of development based on play experience</text:p>
            </text:list-item>
          </text:list>
        </text:list-item>
      </text:list>
      <text:p text:style-name="P6">Sprint 41: Consumables</text:p>
      <text:list xml:id="list6052603769809961694" text:style-name="L75">
        <text:list-item>
          <text:p text:style-name="P95">Design at least 3 different consumables</text:p>
        </text:list-item>
        <text:list-item>
          <text:p text:style-name="P95">Add Consumable slots to top bar</text:p>
        </text:list-item>
        <text:list-item>
          <text:p text:style-name="P95">Find sprites for consumables</text:p>
        </text:list-item>
        <text:list-item>
          <text:p text:style-name="P95"><text:soft-page-break/>Update loot card script for consumable gains</text:p>
        </text:list-item>
        <text:list-item>
          <text:p text:style-name="P95">Update defender, enemy and tile OnMouseDown methods for new awaitingConsumableTarget orders</text:p>
        </text:list-item>
        <text:list-item>
          <text:p text:style-name="P95">New Scripts</text:p>
          <text:list>
            <text:list-item>
              <text:p text:style-name="P95">ConsumableDataSO</text:p>
              <text:list>
                <text:list-item>
                  <text:p text:style-name="P95">name, description, etc</text:p>
                </text:list-item>
              </text:list>
            </text:list-item>
            <text:list-item>
              <text:p text:style-name="P95">ConsumableManager</text:p>
              <text:list>
                <text:list-item>
                  <text:p text:style-name="P95">All logic</text:p>
                </text:list-item>
                <text:list-item>
                  <text:p text:style-name="P95">Consumable button prefab gameobject</text:p>
                </text:list-item>
                <text:list-item>
                  <text:p text:style-name="P95">Properties</text:p>
                  <text:list>
                    <text:list-item>
                      <text:p text:style-name="P95">consumable slots 1, 2 and 3</text:p>
                    </text:list-item>
                    <text:list-item>
                      <text:p text:style-name="P95">awaiting order bools like spells</text:p>
                    </text:list-item>
                  </text:list>
                </text:list-item>
                <text:list-item>
                  <text:p text:style-name="P95">GainConsumable / RemoveConsumable</text:p>
                </text:list-item>
                <text:list-item>
                  <text:p text:style-name="P95">OnConsumableUsed</text:p>
                </text:list-item>
                <text:list-item>
                  <text:p text:style-name="P95">OnConsumableButtonClicked(consumable)</text:p>
                  <text:list>
                    <text:list-item>
                      <text:p text:style-name="P95">start targeting logic, highlight tiles, etc</text:p>
                    </text:list-item>
                  </text:list>
                </text:list-item>
                <text:list-item>
                  <text:p text:style-name="P95">PlaceConsumableOnNextAvailableSlot</text:p>
                  <text:list>
                    <text:list-item>
                      <text:p text:style-name="P95">if all slots are full, prevent gaining consumable</text:p>
                    </text:list-item>
                  </text:list>
                </text:list-item>
              </text:list>
            </text:list-item>
            <text:list-item>
              <text:p text:style-name="P95">ConsumableLibrary</text:p>
              <text:list>
                <text:list-item>
                  <text:p text:style-name="P95">contains a static list of all consumables</text:p>
                </text:list-item>
                <text:list-item>
                  <text:p text:style-name="P95">Search and get functions </text:p>
                  <text:list>
                    <text:list-item>
                      <text:p text:style-name="P95">GetConsumableByName(string name)</text:p>
                    </text:list-item>
                    <text:list-item>
                      <text:p text:style-name="P95">GetRandomConsumable()</text:p>
                    </text:list-item>
                  </text:list>
                </text:list-item>
              </text:list>
            </text:list-item>
            <text:list-item>
              <text:p text:style-name="P95">ConsumableSlot</text:p>
              <text:list>
                <text:list-item>
                  <text:p text:style-name="P95">OnConsumableButtonClicked</text:p>
                </text:list-item>
                <text:list-item>
                  <text:p text:style-name="P95">OnMouseDown</text:p>
                  <text:list>
                    <text:list-item>
                      <text:p text:style-name="P95">run OnConsumableButtonClicked</text:p>
                    </text:list-item>
                  </text:list>
                </text:list-item>
              </text:list>
            </text:list-item>
          </text:list>
        </text:list-item>
      </text:list>
      <text:list xml:id="list1070512536716775850" text:style-name="L76">
        <text:list-item>
          <text:p text:style-name="P96">OnMouseHove/Exit</text:p>
          <text:list>
            <text:list-item>
              <text:p text:style-name="P96"><text:soft-page-break/>enable/disable info panel</text:p>
            </text:list-item>
          </text:list>
        </text:list-item>
      </text:list>
      <text:p text:style-name="P6">Sprint 42: Rare Loot Boxes</text:p>
      <text:list xml:id="list7676900611100424778" text:style-name="L77">
        <text:list-item>
          <text:p text:style-name="P97">Create rare loot box prefab (different color / appearance)</text:p>
        </text:list-item>
        <text:list-item>
          <text:p text:style-name="P97">LootDataSO new enum: reward rarity</text:p>
        </text:list-item>
        <text:list-item>
          <text:p text:style-name="P97">Lootboxmanager</text:p>
          <text:list>
            <text:list-item>
              <text:p text:style-name="P97">new method for randomly determing whether to spawn a normal or rare loot box</text:p>
            </text:list-item>
            <text:list-item>
              <text:p text:style-name="P97">update GetRandomLootReward method to take an argument of type reward rarity, so we can filter rarity options for different loot boxes</text:p>
            </text:list-item>
          </text:list>
        </text:list-item>
      </text:list>
      <text:p text:style-name="P5">Sprint ??: Project clean up</text:p>
      <text:list xml:id="list2602692230634632998" text:style-name="L78">
        <text:list-item>
          <text:p text:style-name="P98">Delete unused / legacy things</text:p>
          <text:list>
            <text:list-item>
              <text:p text:style-name="P98">sprites</text:p>
            </text:list-item>
            <text:list-item>
              <text:p text:style-name="P98">fonts</text:p>
            </text:list-item>
            <text:list-item>
              <text:p text:style-name="P98">scripts</text:p>
            </text:list-item>
            <text:list-item>
              <text:p text:style-name="P98">prefabs</text:p>
            </text:list-item>
            <text:list-item>
              <text:p text:style-name="P98">gameobjects in scene</text:p>
            </text:list-item>
            <text:list-item>
              <text:p text:style-name="P98">old scenes</text:p>
            </text:list-item>
            <text:list-item>
              <text:p text:style-name="P98">old animations</text:p>
            </text:list-item>
          </text:list>
        </text:list-item>
      </text:list>
      <text:list xml:id="list7433966433864296137" text:style-name="L79">
        <text:list-item>
          <text:p text:style-name="P99">Clean up all scripts</text:p>
          <text:list>
            <text:list-item>
              <text:p text:style-name="P99">remove un needed debug.log lines</text:p>
            </text:list-item>
            <text:list-item>
              <text:p text:style-name="P99">add comments to more methods</text:p>
            </text:list-item>
            <text:list-item>
              <text:p text:style-name="P99">reorganise method placement and add regions</text:p>
            </text:list-item>
            <text:list-item>
              <text:p text:style-name="P99">Create header fields</text:p>
            </text:list-item>
            <text:list-item>
              <text:p text:style-name="P99">update all methods/properties to new naming conventions</text:p>
            </text:list-item>
            <text:list-item>
              <text:p text:style-name="P99">delete unneeded/legacy code</text:p>
            </text:list-item>
          </text:list>
        </text:list-item>
      </text:list>
      <text:list xml:id="list6541506720054664855" text:style-name="L80">
        <text:list-item>
          <text:p text:style-name="P100">Clean up folders</text:p>
          <text:list>
            <text:list-item>
              <text:p text:style-name="P100">make more folders within folders</text:p>
            </text:list-item>
            <text:list-item>
              <text:p text:style-name="P100">place files in folders correctly</text:p>
            </text:list-item>
          </text:list>
        </text:list-item>
      </text:list>
      <text:p text:style-name="P5"/>
      <text:p text:style-name="P5"><text:soft-page-break/>Sprint ?? Turn 10 buff event</text:p>
      <text:list xml:id="list8602550539371107791" text:style-name="L81">
        <text:list-item>
          <text:p text:style-name="P101">Player gains +5 gold and +2 troop count on every 10<text:span text:style-name="T1">th</text:span> turn</text:p>
        </text:list-item>
        <text:list-item>
          <text:p text:style-name="P101">Create new method in eventmanager: StartNewTenthTurnEvent</text:p>
          <text:list>
            <text:list-item>
              <text:p text:style-name="P101">triggers automatically on player turn start</text:p>
            </text:list-item>
            <text:list-item>
              <text:p text:style-name="P101">Create new reward panel, or edit the loot reward panel</text:p>
            </text:list-item>
          </text:list>
        </text:list-item>
      </text:list>
      <text:p text:style-name="P5">Sprint ?? Line renderer for pathfinding on move orders for defenders</text:p>
      <text:p text:style-name="P1">Sprint ?? Warcasters</text:p>
      <text:list xml:id="list4091588067127914859" text:style-name="L82">
        <text:list-item>
          <text:p text:style-name="P58">Design and brainstorm ideas for warcasters and things ability</text:p>
          <text:list>
            <text:list-item>
              <text:p text:style-name="P58">power level</text:p>
            </text:list-item>
            <text:list-item>
              <text:p text:style-name="P58">abilities</text:p>
            </text:list-item>
            <text:list-item>
              <text:p text:style-name="P58">passive traits</text:p>
            </text:list-item>
            <text:list-item>
              <text:p text:style-name="P58">control zone abilities/passives</text:p>
            </text:list-item>
            <text:list-item>
              <text:p text:style-name="P102">what happens when a warcaster dies?</text:p>
            </text:list-item>
          </text:list>
        </text:list-item>
      </text:list>
      <text:p text:style-name="P5"/>
      <text:p text:style-name="P5"/>
      <text:p text:style-name="P5"/>
      <text:p text:style-name="P1"/>
      <text:p text:style-name="P1">Sprint ??: Weapon traits / attributes</text:p>
      <text:list xml:id="list3981563373900920750" text:style-name="L83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791172510363547881" text:style-name="L84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1345846" text:continue-list="list6025257300072354488" text:style-name="L52">
        <text:list-item>
          <text:p text:style-name="P56"><text:soft-page-break/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3587628079318205240" text:style-name="L85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Sprint ??: Player Score</text:p>
      <text:list xml:id="list5077381829121066395" text:style-name="L86">
        <text:list-item>
          <text:p text:style-name="P62">Implement a scoring system</text:p>
        </text:list-item>
      </text:list>
      <text:list xml:id="list1140009986314241430" text:style-name="L87">
        <text:list-item>
          <text:p text:style-name="P63">New Script: Player score manager</text:p>
        </text:list-item>
        <text:list-item>
          <text:p text:style-name="P63">Design different ways to score more points</text:p>
          <text:list>
            <text:list-item>
              <text:p text:style-name="P63">enemies killed</text:p>
            </text:list-item>
            <text:list-item>
              <text:p text:style-name="P63">resources collected</text:p>
            </text:list-item>
            <text:list-item>
              <text:p text:style-name="P63">tiles moved over</text:p>
            </text:list-item>
            <text:list-item>
              <text:p text:style-name="P63">shots hit / missed</text:p>
            </text:list-item>
            <text:list-item>
              <text:p text:style-name="P63">defenders lost</text:p>
            </text:list-item>
            <text:list-item>
              <text:p text:style-name="P63">obstructions built</text:p>
            </text:list-item>
            <text:list-item>
              <text:p text:style-name="P63"><text:soft-page-break/>waves survived / turns survived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6052984279807866530" text:style-name="L88">
        <text:list-header>
          <text:p text:style-name="P64"/>
        </text:list-header>
      </text:list>
      <text:p text:style-name="P1"/>
      <text:p text:style-name="P1">Different map presets</text:p>
      <text:list xml:id="list5486129261425714015" text:style-name="L89">
        <text:list-item>
          <text:p text:style-name="P65">Implement and design 3 different maps</text:p>
        </text:list-item>
        <text:list-item>
          <text:p text:style-name="P65">balance, test and modify maps</text:p>
        </text:list-item>
        <text:list-item>
          <text:p text:style-name="P65">implement level manager method for randomly choosing a map</text:p>
        </text:list-item>
      </text:list>
      <text:p text:style-name="P1"/>
      <text:p text:style-name="P1"/>
      <text:p text:style-name="P1"/>
      <text:p text:style-name="P1">Incoming Events system / panel wheel thing</text:p>
      <text:p text:style-name="P1"/>
      <text:list xml:id="list5509335343624851522" text:style-name="L90">
        <text:list-item>
          <text:p text:style-name="P66">Maybe can combine engineer and radioman into a single role OR</text:p>
        </text:list-item>
        <text:list-item>
          <text:p text:style-name="P66">Radio man should have good support abilities/passives (increase ally defense, mark targets, etc)</text:p>
        </text:list-item>
        <text:list-item>
          <text:p text:style-name="P66">Extra potential classes</text:p>
          <text:list>
            <text:list-item>
              <text:p text:style-name="P66">Medic</text:p>
            </text:list-item>
            <text:list-item>
              <text:p text:style-name="P66">Scout</text:p>
            </text:list-item>
            <text:list-item>
              <text:p text:style-name="P66">Sergeant</text:p>
            </text:list-item>
            <text:list-item>
              <text:p text:style-name="P66">Demolition Expert</text:p>
            </text:list-item>
            <text:list-item>
              <text:p text:style-name="P66">Mortar man</text:p>
            </text:list-item>
          </text:list>
        </text:list-item>
      </text:list>
      <text:p text:style-name="P1"/>
      <text:p text:style-name="P1"/>
      <text:p text:style-name="P1">Play Test Notes 9/10/19</text:p>
      <text:list xml:id="list868822289331178064" text:style-name="L91">
        <text:list-item>
          <text:p text:style-name="P67"><text:soft-page-break/>loot box timer view cant be seen, increase sorting order FIXED</text:p>
        </text:list-item>
        <text:list-item>
          <text:p text:style-name="P67">hit chance panel lingering: could be caused by cancelling an order while hovered over an enemy FIXED</text:p>
        </text:list-item>
        <text:list-item>
          <text:p text:style-name="P67">loot boxes can be opened without an adjacent character FIXED</text:p>
        </text:list-item>
        <text:list-item>
          <text:p text:style-name="P67">Escape button not correctly clearing order / unselecting defender / etc FIXED</text:p>
        </text:list-item>
        <text:list-item>
          <text:p text:style-name="P67">Tile cover hover not deactivating correctly FIXED</text:p>
        </text:list-item>
        <text:list-item>
          <text:p text:style-name="P67">Overwatch attacks occuring against camoflaged targets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10T21:15:01.36</dc:date>
    <dc:creator>will black</dc:creator>
    <meta:editing-duration>P14DT5H26M19S</meta:editing-duration>
    <meta:editing-cycles>494</meta:editing-cycles>
    <meta:generator>OpenOffice/4.1.6$Win32 OpenOffice.org_project/416m1$Build-9790</meta:generator>
    <meta:document-statistic meta:table-count="0" meta:image-count="0" meta:object-count="0" meta:page-count="24" meta:paragraph-count="600" meta:word-count="4454" meta:character-count="25799"/>
  </office:meta>
</office:document-meta>
</file>